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88.24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4"/>
    <style:style style:name="ce3" style:family="table-cell" style:parent-style-name="Default" style:data-style-name="N2"/>
    <style:style style:name="ce4" style:family="table-cell" style:parent-style-name="Default" style:data-style-name="N123"/>
  </office:automatic-styles>
  <office:body>
    <office:spreadsheet>
      <table:calculation-settings table:automatic-find-labels="false"/>
      <table:table table:name="results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Fallos en 200</text:p>
          </table:table-cell>
          <table:table-cell table:style-name="Default" office:value-type="string" calcext:value-type="string">
            <text:p>Test time average</text:p>
          </table:table-cell>
          <table:table-cell table:style-name="Default" office:value-type="string" calcext:value-type="string">
            <text:p>Trajectory time average</text:p>
          </table:table-cell>
          <table:table-cell table:style-name="Default" office:value-type="string" calcext:value-type="string">
            <text:p>Path cost average</text:p>
          </table:table-cell>
          <table:table-cell table:style-name="Default" office:value-type="string" calcext:value-type="string">
            <text:p>SEM Cost</text:p>
          </table:table-cell>
          <table:table-cell table:style-name="Default" office:value-type="string" calcext:value-type="string">
            <text:p>SEM Time Test</text:p>
          </table:table-cell>
          <table:table-cell table:style-name="Default" office:value-type="string" calcext:value-type="string">
            <text:p>SEM Time Path</text:p>
          </table:table-cell>
        </table:table-row>
        <table:table-row table:style-name="ro1">
          <table:table-cell office:value-type="string" calcext:value-type="string">
            <text:p>test_1_a_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115652385" calcext:value-type="float">
            <text:p>0.1157</text:p>
          </table:table-cell>
          <table:table-cell office:value-type="float" office:value="8.14425" calcext:value-type="float">
            <text:p>8.1443</text:p>
          </table:table-cell>
          <table:table-cell office:value-type="float" office:value="4484503.8" calcext:value-type="float">
            <text:p>4.4845E+06</text:p>
          </table:table-cell>
          <table:table-cell office:value-type="float" office:value="3076.2103078" calcext:value-type="float">
            <text:p>3076.21</text:p>
          </table:table-cell>
          <table:table-cell office:value-type="float" office:value="0.0008127336" calcext:value-type="float">
            <text:p>0.0008127</text:p>
          </table:table-cell>
          <table:table-cell office:value-type="float" office:value="0.0027426607" calcext:value-type="float">
            <text:p>0.0027427</text:p>
          </table:table-cell>
        </table:table-row>
        <table:table-row table:style-name="ro1">
          <table:table-cell office:value-type="string" calcext:value-type="string">
            <text:p>test_1_a_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108657478" calcext:value-type="float">
            <text:p>0.1087</text:p>
          </table:table-cell>
          <table:table-cell office:value-type="float" office:value="8.1" calcext:value-type="float">
            <text:p>8.1000</text:p>
          </table:table-cell>
          <table:table-cell office:value-type="float" office:value="4487086.15" calcext:value-type="float">
            <text:p>4.4871E+06</text:p>
          </table:table-cell>
          <table:table-cell office:value-type="float" office:value="2585.38971403" calcext:value-type="float">
            <text:p>2585.39</text:p>
          </table:table-cell>
          <table:table-cell office:value-type="float" office:value="0.0005959522" calcext:value-type="float">
            <text:p>0.0005960</text:p>
          </table:table-cell>
          <table:table-cell office:value-type="float" office:value="1.25607396695E-016" calcext:value-type="float">
            <text:p>0.0000000</text:p>
          </table:table-cell>
        </table:table-row>
        <table:table-row table:style-name="ro1">
          <table:table-cell office:value-type="string" calcext:value-type="string">
            <text:p>test_1_a_t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33883667" calcext:value-type="float">
            <text:p>0.3388</text:p>
          </table:table-cell>
          <table:table-cell office:value-type="float" office:value="6.45" calcext:value-type="float">
            <text:p>6.4500</text:p>
          </table:table-cell>
          <table:table-cell office:value-type="float" office:value="4310547.95" calcext:value-type="float">
            <text:p>4.3105E+06</text:p>
          </table:table-cell>
          <table:table-cell office:value-type="float" office:value="13297.3519906" calcext:value-type="float">
            <text:p>13297.35</text:p>
          </table:table-cell>
          <table:table-cell office:value-type="float" office:value="0.0011006451" calcext:value-type="float">
            <text:p>0.0011006</text:p>
          </table:table-cell>
          <table:table-cell office:value-type="float" office:value="1.25607396695E-016" calcext:value-type="float">
            <text:p>0.0000000</text:p>
          </table:table-cell>
        </table:table-row>
        <table:table-row table:style-name="ro1">
          <table:table-cell office:value-type="string" calcext:value-type="string">
            <text:p>test_1_a_t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136640705" calcext:value-type="float">
            <text:p>0.1366</text:p>
          </table:table-cell>
          <table:table-cell office:value-type="float" office:value="6.45" calcext:value-type="float">
            <text:p>6.4500</text:p>
          </table:table-cell>
          <table:table-cell office:value-type="float" office:value="4940714.1" calcext:value-type="float">
            <text:p>4.9407E+06</text:p>
          </table:table-cell>
          <table:table-cell office:value-type="float" office:value="30278.7087363" calcext:value-type="float">
            <text:p>30278.71</text:p>
          </table:table-cell>
          <table:table-cell office:value-type="float" office:value="0.001335779" calcext:value-type="float">
            <text:p>0.0013358</text:p>
          </table:table-cell>
          <table:table-cell office:value-type="float" office:value="1.25607396695E-016" calcext:value-type="float">
            <text:p>0.0000000</text:p>
          </table:table-cell>
        </table:table-row>
        <table:table-row table:style-name="ro1">
          <table:table-cell office:value-type="string" calcext:value-type="string">
            <text:p>test_2_a_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1.066594995" calcext:value-type="float">
            <text:p>1.0666</text:p>
          </table:table-cell>
          <table:table-cell office:value-type="float" office:value="13.35775" calcext:value-type="float">
            <text:p>13.3578</text:p>
          </table:table-cell>
          <table:table-cell office:value-type="float" office:value="8919338.55" calcext:value-type="float">
            <text:p>8.9193E+06</text:p>
          </table:table-cell>
          <table:table-cell office:value-type="float" office:value="34053.5180206" calcext:value-type="float">
            <text:p>34053.52</text:p>
          </table:table-cell>
          <table:table-cell office:value-type="float" office:value="0.1192432842" calcext:value-type="float">
            <text:p>0.1192433</text:p>
          </table:table-cell>
          <table:table-cell office:value-type="float" office:value="0.0220570213" calcext:value-type="float">
            <text:p>0.0220570</text:p>
          </table:table-cell>
        </table:table-row>
        <table:table-row table:style-name="ro1">
          <table:table-cell office:value-type="string" calcext:value-type="string">
            <text:p>test_2_a_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54224022" calcext:value-type="float">
            <text:p>0.5422</text:p>
          </table:table-cell>
          <table:table-cell office:value-type="float" office:value="12.60225" calcext:value-type="float">
            <text:p>12.6023</text:p>
          </table:table-cell>
          <table:table-cell office:value-type="float" office:value="9273803.5" calcext:value-type="float">
            <text:p>9.2738E+06</text:p>
          </table:table-cell>
          <table:table-cell office:value-type="float" office:value="23927.4322168" calcext:value-type="float">
            <text:p>23927.43</text:p>
          </table:table-cell>
          <table:table-cell office:value-type="float" office:value="0.0122653668" calcext:value-type="float">
            <text:p>0.0122654</text:p>
          </table:table-cell>
          <table:table-cell office:value-type="float" office:value="0.0064060274" calcext:value-type="float">
            <text:p>0.0064060</text:p>
          </table:table-cell>
        </table:table-row>
        <table:table-row table:style-name="ro1">
          <table:table-cell office:value-type="string" calcext:value-type="string">
            <text:p>test_2_a_t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1.088804855" calcext:value-type="float">
            <text:p>1.0888</text:p>
          </table:table-cell>
          <table:table-cell office:value-type="float" office:value="11.20025" calcext:value-type="float">
            <text:p>11.2003</text:p>
          </table:table-cell>
          <table:table-cell office:value-type="float" office:value="9253157.55" calcext:value-type="float">
            <text:p>9.2532E+06</text:p>
          </table:table-cell>
          <table:table-cell office:value-type="float" office:value="31521.8601029" calcext:value-type="float">
            <text:p>31521.86</text:p>
          </table:table-cell>
          <table:table-cell office:value-type="float" office:value="0.0618445579" calcext:value-type="float">
            <text:p>0.0618446</text:p>
          </table:table-cell>
          <table:table-cell office:value-type="float" office:value="0.0136679255" calcext:value-type="float">
            <text:p>0.0136679</text:p>
          </table:table-cell>
        </table:table-row>
        <table:table-row table:style-name="ro1">
          <table:table-cell office:value-type="string" calcext:value-type="string">
            <text:p>test_2_a_t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96281751" calcext:value-type="float">
            <text:p>0.9628</text:p>
          </table:table-cell>
          <table:table-cell office:value-type="float" office:value="11.157" calcext:value-type="float">
            <text:p>11.1570</text:p>
          </table:table-cell>
          <table:table-cell office:value-type="float" office:value="9489192.55" calcext:value-type="float">
            <text:p>9.4892E+06</text:p>
          </table:table-cell>
          <table:table-cell office:value-type="float" office:value="32802.3023878" calcext:value-type="float">
            <text:p>32802.30</text:p>
          </table:table-cell>
          <table:table-cell office:value-type="float" office:value="0.0268253345" calcext:value-type="float">
            <text:p>0.0268253</text:p>
          </table:table-cell>
          <table:table-cell office:value-type="float" office:value="0.0055569776" calcext:value-type="float">
            <text:p>0.0055570</text:p>
          </table:table-cell>
        </table:table-row>
        <table:table-row table:style-name="ro1">
          <table:table-cell office:value-type="string" calcext:value-type="string">
            <text:p>test_3_a_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3.069601575" calcext:value-type="float">
            <text:p>3.0696</text:p>
          </table:table-cell>
          <table:table-cell office:value-type="float" office:value="9.73225" calcext:value-type="float">
            <text:p>9.7323</text:p>
          </table:table-cell>
          <table:table-cell office:value-type="float" office:value="6803976.7" calcext:value-type="float">
            <text:p>6.8040E+06</text:p>
          </table:table-cell>
          <table:table-cell office:value-type="float" office:value="26986.1091108" calcext:value-type="float">
            <text:p>26986.11</text:p>
          </table:table-cell>
          <table:table-cell office:value-type="float" office:value="0.2176919287" calcext:value-type="float">
            <text:p>0.2176919</text:p>
          </table:table-cell>
          <table:table-cell office:value-type="float" office:value="0.016116364" calcext:value-type="float">
            <text:p>0.0161164</text:p>
          </table:table-cell>
        </table:table-row>
        <table:table-row table:style-name="ro1">
          <table:table-cell office:value-type="string" calcext:value-type="string">
            <text:p>test_3_a_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38816113" calcext:value-type="float">
            <text:p>0.3882</text:p>
          </table:table-cell>
          <table:table-cell office:value-type="float" office:value="9.55125" calcext:value-type="float">
            <text:p>9.5513</text:p>
          </table:table-cell>
          <table:table-cell office:value-type="float" office:value="6596454.25" calcext:value-type="float">
            <text:p>6.5965E+06</text:p>
          </table:table-cell>
          <table:table-cell office:value-type="float" office:value="33634.3131426" calcext:value-type="float">
            <text:p>33634.31</text:p>
          </table:table-cell>
          <table:table-cell office:value-type="float" office:value="0.0104367382" calcext:value-type="float">
            <text:p>0.0104367</text:p>
          </table:table-cell>
          <table:table-cell office:value-type="float" office:value="0.0187697812" calcext:value-type="float">
            <text:p>0.0187698</text:p>
          </table:table-cell>
        </table:table-row>
        <table:table-row table:style-name="ro1">
          <table:table-cell office:value-type="string" calcext:value-type="string">
            <text:p>test_3_a_t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61181208" calcext:value-type="float">
            <text:p>0.6118</text:p>
          </table:table-cell>
          <table:table-cell office:value-type="float" office:value="8.20925" calcext:value-type="float">
            <text:p>8.2093</text:p>
          </table:table-cell>
          <table:table-cell office:value-type="float" office:value="6417326.8" calcext:value-type="float">
            <text:p>6.4173E+06</text:p>
          </table:table-cell>
          <table:table-cell office:value-type="float" office:value="27515.9452872" calcext:value-type="float">
            <text:p>27515.95</text:p>
          </table:table-cell>
          <table:table-cell office:value-type="float" office:value="0.0594861648" calcext:value-type="float">
            <text:p>0.0594862</text:p>
          </table:table-cell>
          <table:table-cell office:value-type="float" office:value="0.0076246106" calcext:value-type="float">
            <text:p>0.0076246</text:p>
          </table:table-cell>
        </table:table-row>
        <table:table-row table:style-name="ro1">
          <table:table-cell office:value-type="string" calcext:value-type="string">
            <text:p>test_3_a_t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31339638" calcext:value-type="float">
            <text:p>0.3134</text:p>
          </table:table-cell>
          <table:table-cell office:value-type="float" office:value="8.196" calcext:value-type="float">
            <text:p>8.1960</text:p>
          </table:table-cell>
          <table:table-cell office:value-type="float" office:value="6717598.45" calcext:value-type="float">
            <text:p>6.7176E+06</text:p>
          </table:table-cell>
          <table:table-cell office:value-type="float" office:value="23819.364951" calcext:value-type="float">
            <text:p>23819.36</text:p>
          </table:table-cell>
          <table:table-cell office:value-type="float" office:value="0.0046139013" calcext:value-type="float">
            <text:p>0.0046139</text:p>
          </table:table-cell>
          <table:table-cell office:value-type="float" office:value="0.0046281746" calcext:value-type="float">
            <text:p>0.0046282</text:p>
          </table:table-cell>
        </table:table-row>
        <table:table-row table:style-name="ro1">
          <table:table-cell office:value-type="string" calcext:value-type="string">
            <text:p>test_4_a_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2.56732573" calcext:value-type="float">
            <text:p>2.5673</text:p>
          </table:table-cell>
          <table:table-cell office:value-type="float" office:value="14.36125" calcext:value-type="float">
            <text:p>14.3613</text:p>
          </table:table-cell>
          <table:table-cell office:value-type="float" office:value="10123809.5" calcext:value-type="float">
            <text:p>1.0124E+07</text:p>
          </table:table-cell>
          <table:table-cell office:value-type="float" office:value="33822.3900756" calcext:value-type="float">
            <text:p>33822.39</text:p>
          </table:table-cell>
          <table:table-cell office:value-type="float" office:value="0.2174593326" calcext:value-type="float">
            <text:p>0.2174593</text:p>
          </table:table-cell>
          <table:table-cell office:value-type="float" office:value="0.009768812" calcext:value-type="float">
            <text:p>0.0097688</text:p>
          </table:table-cell>
        </table:table-row>
        <table:table-row table:style-name="ro1">
          <table:table-cell office:value-type="string" calcext:value-type="string">
            <text:p>test_4_a_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1.301721045" calcext:value-type="float">
            <text:p>1.3017</text:p>
          </table:table-cell>
          <table:table-cell office:value-type="float" office:value="13.57225" calcext:value-type="float">
            <text:p>13.5723</text:p>
          </table:table-cell>
          <table:table-cell office:value-type="float" office:value="11050429.8" calcext:value-type="float">
            <text:p>1.1050E+07</text:p>
          </table:table-cell>
          <table:table-cell office:value-type="float" office:value="28295.8323822" calcext:value-type="float">
            <text:p>28295.83</text:p>
          </table:table-cell>
          <table:table-cell office:value-type="float" office:value="0.0326226144" calcext:value-type="float">
            <text:p>0.0326226</text:p>
          </table:table-cell>
          <table:table-cell office:value-type="float" office:value="0.0066209658" calcext:value-type="float">
            <text:p>0.0066210</text:p>
          </table:table-cell>
        </table:table-row>
        <table:table-row table:style-name="ro1">
          <table:table-cell office:value-type="string" calcext:value-type="string">
            <text:p>test_4_a_t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2.204689555" calcext:value-type="float">
            <text:p>2.2047</text:p>
          </table:table-cell>
          <table:table-cell office:value-type="float" office:value="12.84175" calcext:value-type="float">
            <text:p>12.8418</text:p>
          </table:table-cell>
          <table:table-cell office:value-type="float" office:value="10215261.15" calcext:value-type="float">
            <text:p>1.0215E+07</text:p>
          </table:table-cell>
          <table:table-cell office:value-type="float" office:value="44912.775839" calcext:value-type="float">
            <text:p>44912.78</text:p>
          </table:table-cell>
          <table:table-cell office:value-type="float" office:value="0.1292812901" calcext:value-type="float">
            <text:p>0.1292813</text:p>
          </table:table-cell>
          <table:table-cell office:value-type="float" office:value="0.0140391306" calcext:value-type="float">
            <text:p>0.0140391</text:p>
          </table:table-cell>
        </table:table-row>
        <table:table-row table:style-name="ro1">
          <table:table-cell office:value-type="string" calcext:value-type="string">
            <text:p>test_4_a_t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1.293196085" calcext:value-type="float">
            <text:p>1.2932</text:p>
          </table:table-cell>
          <table:table-cell office:value-type="float" office:value="12.61675" calcext:value-type="float">
            <text:p>12.6168</text:p>
          </table:table-cell>
          <table:table-cell office:value-type="float" office:value="10100078.6" calcext:value-type="float">
            <text:p>1.0100E+07</text:p>
          </table:table-cell>
          <table:table-cell office:value-type="float" office:value="37875.5910252" calcext:value-type="float">
            <text:p>37875.59</text:p>
          </table:table-cell>
          <table:table-cell office:value-type="float" office:value="0.049703612" calcext:value-type="float">
            <text:p>0.0497036</text:p>
          </table:table-cell>
          <table:table-cell office:value-type="float" office:value="0.0105550788" calcext:value-type="float">
            <text:p>0.0105551</text:p>
          </table:table-cell>
        </table:table-row>
        <table:table-row table:style-name="ro1">
          <table:table-cell office:value-type="string" calcext:value-type="string">
            <text:p>test_5_a_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1.17999488" calcext:value-type="float">
            <text:p>1.1800</text:p>
          </table:table-cell>
          <table:table-cell office:value-type="float" office:value="14.9625" calcext:value-type="float">
            <text:p>14.9625</text:p>
          </table:table-cell>
          <table:table-cell office:value-type="float" office:value="10275338.75" calcext:value-type="float">
            <text:p>1.0275E+07</text:p>
          </table:table-cell>
          <table:table-cell office:value-type="float" office:value="30310.7257325" calcext:value-type="float">
            <text:p>30310.73</text:p>
          </table:table-cell>
          <table:table-cell office:value-type="float" office:value="0.1043938413" calcext:value-type="float">
            <text:p>0.1043938</text:p>
          </table:table-cell>
          <table:table-cell office:value-type="float" office:value="0.0165520014" calcext:value-type="float">
            <text:p>0.0165520</text:p>
          </table:table-cell>
        </table:table-row>
        <table:table-row table:style-name="ro1">
          <table:table-cell office:value-type="string" calcext:value-type="string">
            <text:p>test_5_a_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1.190901135" calcext:value-type="float">
            <text:p>1.1909</text:p>
          </table:table-cell>
          <table:table-cell office:value-type="float" office:value="13.351" calcext:value-type="float">
            <text:p>13.3510</text:p>
          </table:table-cell>
          <table:table-cell office:value-type="float" office:value="12133266" calcext:value-type="float">
            <text:p>1.2133E+07</text:p>
          </table:table-cell>
          <table:table-cell office:value-type="float" office:value="24304.6165516" calcext:value-type="float">
            <text:p>24304.62</text:p>
          </table:table-cell>
          <table:table-cell office:value-type="float" office:value="0.0078831206" calcext:value-type="float">
            <text:p>0.0078831</text:p>
          </table:table-cell>
          <table:table-cell office:value-type="float" office:value="0.0198493073" calcext:value-type="float">
            <text:p>0.0198493</text:p>
          </table:table-cell>
        </table:table-row>
        <table:table-row table:style-name="ro1">
          <table:table-cell office:value-type="string" calcext:value-type="string">
            <text:p>test_5_a_t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3.580145715" calcext:value-type="float">
            <text:p>3.5801</text:p>
          </table:table-cell>
          <table:table-cell office:value-type="float" office:value="13.70925" calcext:value-type="float">
            <text:p>13.7093</text:p>
          </table:table-cell>
          <table:table-cell office:value-type="float" office:value="10391268.6" calcext:value-type="float">
            <text:p>1.0391E+07</text:p>
          </table:table-cell>
          <table:table-cell office:value-type="float" office:value="47686.9550145" calcext:value-type="float">
            <text:p>47686.96</text:p>
          </table:table-cell>
          <table:table-cell office:value-type="float" office:value="0.2693687439" calcext:value-type="float">
            <text:p>0.2693687</text:p>
          </table:table-cell>
          <table:table-cell office:value-type="float" office:value="0.0251223941" calcext:value-type="float">
            <text:p>0.0251224</text:p>
          </table:table-cell>
        </table:table-row>
        <table:table-row table:style-name="ro1">
          <table:table-cell office:value-type="string" calcext:value-type="string">
            <text:p>test_5_a_t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898793135" calcext:value-type="float">
            <text:p>0.8988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0747034.6" calcext:value-type="float">
            <text:p>1.0747E+07</text:p>
          </table:table-cell>
          <table:table-cell office:value-type="float" office:value="38224.1919308" calcext:value-type="float">
            <text:p>38224.19</text:p>
          </table:table-cell>
          <table:table-cell office:value-type="float" office:value="0.0137308172" calcext:value-type="float">
            <text:p>0.0137308</text:p>
          </table:table-cell>
          <table:table-cell office:value-type="float" office:value="0.0131279759" calcext:value-type="float">
            <text:p>0.0131280</text:p>
          </table:table-cell>
        </table:table-row>
        <table:table-row table:style-name="ro1">
          <table:table-cell office:value-type="string" calcext:value-type="string">
            <text:p>test_6_a_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93707367" calcext:value-type="float">
            <text:p>0.9371</text:p>
          </table:table-cell>
          <table:table-cell office:value-type="float" office:value="14.56625" calcext:value-type="float">
            <text:p>14.5663</text:p>
          </table:table-cell>
          <table:table-cell office:value-type="float" office:value="9802597.7" calcext:value-type="float">
            <text:p>9.8026E+06</text:p>
          </table:table-cell>
          <table:table-cell office:value-type="float" office:value="27152.8004508" calcext:value-type="float">
            <text:p>27152.80</text:p>
          </table:table-cell>
          <table:table-cell office:value-type="float" office:value="0.0639418925" calcext:value-type="float">
            <text:p>0.0639419</text:p>
          </table:table-cell>
          <table:table-cell office:value-type="float" office:value="0.0083810612" calcext:value-type="float">
            <text:p>0.0083811</text:p>
          </table:table-cell>
        </table:table-row>
        <table:table-row table:style-name="ro1">
          <table:table-cell office:value-type="string" calcext:value-type="string">
            <text:p>test_6_a_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692514035" calcext:value-type="float">
            <text:p>0.6925</text:p>
          </table:table-cell>
          <table:table-cell office:value-type="float" office:value="13.7485" calcext:value-type="float">
            <text:p>13.7485</text:p>
          </table:table-cell>
          <table:table-cell office:value-type="float" office:value="10891941" calcext:value-type="float">
            <text:p>1.0892E+07</text:p>
          </table:table-cell>
          <table:table-cell office:value-type="float" office:value="26833.9088952" calcext:value-type="float">
            <text:p>26833.91</text:p>
          </table:table-cell>
          <table:table-cell office:value-type="float" office:value="0.0092677995" calcext:value-type="float">
            <text:p>0.0092678</text:p>
          </table:table-cell>
          <table:table-cell office:value-type="float" office:value="0.012673348" calcext:value-type="float">
            <text:p>0.0126733</text:p>
          </table:table-cell>
        </table:table-row>
        <table:table-row table:style-name="ro1">
          <table:table-cell office:value-type="string" calcext:value-type="string">
            <text:p>test_6_a_tbi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2.33301305" calcext:value-type="float">
            <text:p>2.3330</text:p>
          </table:table-cell>
          <table:table-cell office:value-type="float" office:value="13.00725" calcext:value-type="float">
            <text:p>13.0073</text:p>
          </table:table-cell>
          <table:table-cell office:value-type="float" office:value="10117676.75" calcext:value-type="float">
            <text:p>1.0118E+07</text:p>
          </table:table-cell>
          <table:table-cell office:value-type="float" office:value="39833.9091896" calcext:value-type="float">
            <text:p>39833.91</text:p>
          </table:table-cell>
          <table:table-cell office:value-type="float" office:value="0.1544723681" calcext:value-type="float">
            <text:p>0.1544724</text:p>
          </table:table-cell>
          <table:table-cell office:value-type="float" office:value="0.0124669438" calcext:value-type="float">
            <text:p>0.0124669</text:p>
          </table:table-cell>
        </table:table-row>
        <table:table-row table:style-name="ro1">
          <table:table-cell office:value-type="string" calcext:value-type="string">
            <text:p>test_6_a_trrt_results.txt</text:p>
          </table:table-cell>
          <table:table-cell office:value-type="float" office:value="100" calcext:value-type="float">
            <text:p>100</text:p>
          </table:table-cell>
          <table:table-cell office:value-type="float" office:value="0.681247125" calcext:value-type="float">
            <text:p>0.6812</text:p>
          </table:table-cell>
          <table:table-cell office:value-type="float" office:value="12.8" calcext:value-type="float">
            <text:p>12.8000</text:p>
          </table:table-cell>
          <table:table-cell office:value-type="float" office:value="9940831.5" calcext:value-type="float">
            <text:p>9.9408E+06</text:p>
          </table:table-cell>
          <table:table-cell office:value-type="float" office:value="26490.3368463" calcext:value-type="float">
            <text:p>26490.34</text:p>
          </table:table-cell>
          <table:table-cell office:value-type="float" office:value="0.0092752693" calcext:value-type="float">
            <text:p>0.0092753</text:p>
          </table:table-cell>
          <table:table-cell office:value-type="float" office:value="0.0078977845" calcext:value-type="float">
            <text:p>0.0078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3T18:08:44.751481121</dc:date>
    <meta:editing-duration>PT43M28S</meta:editing-duration>
    <meta:editing-cycles>1</meta:editing-cycles>
    <meta:document-statistic meta:table-count="1" meta:cell-count="200" meta:object-count="0"/>
    <meta:generator>LibreOffice/5.1.6.2$Linux_X86_64 LibreOffice_project/10m0$Build-2</meta:generator>
  </office:meta>
</office:document-meta>
</file>